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ccb2"/>
    </style:style>
    <style:style style:name="P2" style:family="paragraph" style:parent-style-name="Standard">
      <style:text-properties officeooo:rsid="0006ced4" officeooo:paragraph-rsid="0006ced4"/>
    </style:style>
    <style:style style:name="P3" style:family="paragraph" style:parent-style-name="Standard">
      <style:text-properties officeooo:rsid="0006ccb2" officeooo:paragraph-rsid="0006ccb2"/>
    </style:style>
    <style:style style:name="P4" style:family="paragraph" style:parent-style-name="Standard">
      <style:text-properties officeooo:rsid="0006ced4" officeooo:paragraph-rsid="0006ce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P8</text:p>
      <text:p text:style-name="P1"><text:a xlink:type="simple" xlink:href="https://www.python.org/dev/peps/pep-0008/" text:style-name="Internet_20_link" text:visited-style-name="Visited_20_Internet_20_Link">https://www.python.org/dev/peps/pep-0008/</text:a>?</text:p>
      <text:p text:style-name="P1"/>
      <text:p text:style-name="Standard"/>
      <text:p text:style-name="P3">Documentation</text:p>
      <text:p text:style-name="Standard"><text:a xlink:type="simple" xlink:href="https://www.python.org/dev/peps/pep-0257/" text:style-name="Internet_20_link" text:visited-style-name="Visited_20_Internet_20_Link">https://www.python.org/dev/peps/pep-0257/</text:a></text:p>
      <text:p text:style-name="Standard"/>
      <text:p text:style-name="Standard"><text:a xlink:type="simple" xlink:href="https://numpydoc.readthedocs.io/en/latest/format.html" text:style-name="Internet_20_link" text:visited-style-name="Visited_20_Internet_20_Link">https://numpydoc.readthedocs.io/en/latest/format.html</text:a></text:p>
      <text:p text:style-name="Standard"/>
      <text:p text:style-name="Standard"/>
      <text:p text:style-name="P2">Git</text:p>
      <text:p text:style-name="P2"><text:a xlink:type="simple" xlink:href="https://nvie.com/posts/a-successful-git-branching-model/" text:style-name="Internet_20_link" text:visited-style-name="Visited_20_Internet_20_Link">https://nvie.com/posts/a-successful-git-branching-model/</text:a></text:p>
      <text:p text:style-name="P2"/>
      <text:p text:style-name="P2"><text:a xlink:type="simple" xlink:href="https://help.github.com/articles/about-merge-conflicts/" text:style-name="Internet_20_link" text:visited-style-name="Visited_20_Internet_20_Link">https://help.github.com/articles/about-merge-conflicts/</text:a></text:p>
      <text:p text:style-name="P2"/>
      <text:p text:style-name="P2"/>
      <text:p text:style-name="P2">Version Control for Data Science</text:p>
      <text:p text:style-name="P2"><text:a xlink:type="simple" xlink:href="https://blog.algorithmia.com/how-to-version-control-your-production-machine-learning-models/" text:style-name="Internet_20_link" text:visited-style-name="Visited_20_Internet_20_Link">https://blog.algorithmia.com/how-to-version-control-your-production-machine-learning-models/</text:a></text:p>
      <text:p text:style-name="P2"/>
      <text:p text:style-name="P2"><text:a xlink:type="simple" xlink:href="https://shuaiw.github.io/2017/07/30/versioning-data-science.html" text:style-name="Internet_20_link" text:visited-style-name="Visited_20_Internet_20_Link">https://shuaiw.github.io/2017/07/30/versioning-data-science.html</text:a></text:p>
      <text:p text:style-name="P2"/>
      <text:p text:style-name="P2"><text:a xlink:type="simple" xlink:href="https://github.com/drivendata/cookiecutter-data-science" text:style-name="Internet_20_link" text:visited-style-name="Visited_20_Internet_20_Link">https://github.com/drivendata/cookiecutter-data-science</text:a></text:p>
      <text:p text:style-name="P2"/>
      <text:p text:style-name="P2"><text:a xlink:type="simple" xlink:href="https://github.com/drivendata" text:style-name="Internet_20_link" text:visited-style-name="Visited_20_Internet_20_Link">https://github.com/drivendata</text:a></text:p>
      <text:p text:style-name="P2"/>
      <text:p text:style-name="P2">Integration tests:</text:p>
      <text:p text:style-name="P2"><text:a xlink:type="simple" xlink:href="https://www.fullstackpython.com/integration-testing.html" text:style-name="Internet_20_link" text:visited-style-name="Visited_20_Internet_20_Link">https://www.fullstackpython.com/integration-testing.html</text:a></text:p>
      <text:p text:style-name="P2"/>
      <text:p text:style-name="P2"/>
      <text:p text:style-name="P2">Test Driven Data Science:</text:p>
      <text:p text:style-name="P2"><text:a xlink:type="simple" xlink:href="http://engineering.pivotal.io/post/test-driven-development-for-data-science/" text:style-name="Internet_20_link" text:visited-style-name="Visited_20_Internet_20_Link">http://engineering.pivotal.io/post/test-driven-development-for-data-science/</text:a></text:p>
      <text:p text:style-name="P2"/>
      <text:p text:style-name="P2"><text:a xlink:type="simple" xlink:href="https://medium.com/@karijdempsey/test-driven-development-is-essential-for-good-data-science-heres-why-db7975a03a44" text:style-name="Internet_20_link" text:visited-style-name="Visited_20_Internet_20_Link">https://medium.com/@karijdempsey/test-driven-development-is-essential-for-good-data-science-heres-why-db7975a03a44</text:a></text:p>
      <text:p text:style-name="P2"/>
      <text:p text:style-name="P2"><text:a xlink:type="simple" xlink:href="https://docs.python-guide.org/writing/tests/" text:style-name="Internet_20_link" text:visited-style-name="Visited_20_Internet_20_Link">https://docs.python-guide.org/writing/tests/</text:a></text:p>
      <text:p text:style-name="P2"/>
      <text:p text:style-name="P2"><text:a xlink:type="simple" xlink:href="https://www.linkedin.com/pulse/data-science-test-driven-development-sam-savage/" text:style-name="Internet_20_link" text:visited-style-name="Visited_20_Internet_20_Link">https://www.linkedin.com/pulse/data-science-test-driven-development-sam-savage/</text:a></text:p>
      <text:p text:style-name="P2"/>
      <text:p text:style-name="P2"/>
      <text:p text:style-name="P2">Code Reviews:</text:p>
      <text:p text:style-name="P2"><text:a xlink:type="simple" xlink:href="https://github.com/lyst/MakingLyst/tree/master/code-reviews" text:style-name="Internet_20_link" text:visited-style-name="Visited_20_Internet_20_Link">https://github.com/lyst/MakingLyst/tree/master/code-reviews</text:a></text:p>
      <text:p text:style-name="P2"/>
      <text:p text:style-name="P2"><text:a xlink:type="simple" xlink:href="https://www.kevinlondon.com/2015/05/05/code-review-best-practices.html" text:style-name="Internet_20_link" text:visited-style-name="Visited_20_Internet_20_Link">https://www.kevinlondon.com/2015/05/05/code-review-best-practices.html</text:a></text:p>
      <text:p text:style-name="P2"/>
      <text:p text:style-name="P2"/>
      <text:p text:style-name="P2">Markdown:</text:p>
      <text:p text:style-name="P2"><text:a xlink:type="simple" xlink:href="https://help.github.com/articles/getting-started-with-writing-and-formatting-on-github/" text:style-name="Internet_20_link" text:visited-style-name="Visited_20_Internet_20_Link">https://help.github.com/articles/getting-started-with-writing-and-formatting-on-github/</text:a></text:p>
      <text:p text:style-name="P2"/>
      <text:p text:style-name="P2"><text:a xlink:type="simple" xlink:href="https://help.github.com/categories/writing-on-github/" text:style-name="Internet_20_link" text:visited-style-name="Visited_20_Internet_20_Link">https://help.github.com/categories/writing-on-github/</text:a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46:07.002612833</meta:creation-date>
    <meta:generator>LibreOffice/6.0.3.2$Linux_X86_64 LibreOffice_project/00m0$Build-2</meta:generator>
    <dc:date>2018-10-01T22:44:30.995458258</dc:date>
    <meta:editing-duration>PT8M19S</meta:editing-duration>
    <meta:editing-cycles>2</meta:editing-cycles>
    <meta:document-statistic meta:table-count="0" meta:image-count="0" meta:object-count="0" meta:page-count="1" meta:paragraph-count="26" meta:word-count="35" meta:character-count="1242" meta:non-whitespace-character-count="1233"/>
  </office:meta>
</office:document-meta>
</file>